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text-properties officeooo:paragraph-rsid="00bc9838"/>
    </style:style>
    <style:style style:name="P5" style:family="paragraph" style:parent-style-name="Heading_20_1">
      <style:paragraph-properties fo:break-before="page"/>
    </style:style>
    <style:style style:name="P6" style:family="paragraph" style:parent-style-name="Heading_20_2">
      <style:text-properties officeooo:paragraph-rsid="006c1924"/>
    </style:style>
    <style:style style:name="P7" style:family="paragraph" style:parent-style-name="Heading_20_2">
      <style:text-properties officeooo:paragraph-rsid="00b3361a"/>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officeooo:paragraph-rsid="001e68d2"/>
    </style:style>
    <style:style style:name="P11" style:family="paragraph" style:parent-style-name="Text_20_body">
      <style:text-properties officeooo:paragraph-rsid="002ed3ae"/>
    </style:style>
    <style:style style:name="P12" style:family="paragraph" style:parent-style-name="Text_20_body">
      <style:text-properties officeooo:paragraph-rsid="002f1d8d"/>
    </style:style>
    <style:style style:name="P13" style:family="paragraph" style:parent-style-name="Text_20_body">
      <style:text-properties officeooo:paragraph-rsid="003424b3"/>
    </style:style>
    <style:style style:name="P14" style:family="paragraph" style:parent-style-name="Text_20_body">
      <style:text-properties officeooo:paragraph-rsid="0037548d"/>
    </style:style>
    <style:style style:name="P15" style:family="paragraph" style:parent-style-name="Text_20_body">
      <style:text-properties officeooo:paragraph-rsid="003a6fad"/>
    </style:style>
    <style:style style:name="P16" style:family="paragraph" style:parent-style-name="Text_20_body">
      <style:text-properties officeooo:paragraph-rsid="0041b457"/>
    </style:style>
    <style:style style:name="P17" style:family="paragraph" style:parent-style-name="Text_20_body">
      <style:text-properties officeooo:paragraph-rsid="0048e3e4"/>
    </style:style>
    <style:style style:name="P18" style:family="paragraph" style:parent-style-name="Text_20_body">
      <style:text-properties officeooo:paragraph-rsid="0051c7e8"/>
    </style:style>
    <style:style style:name="P19" style:family="paragraph" style:parent-style-name="Text_20_body">
      <style:text-properties officeooo:paragraph-rsid="0062d4ca"/>
    </style:style>
    <style:style style:name="P20" style:family="paragraph" style:parent-style-name="Text_20_body">
      <style:text-properties officeooo:paragraph-rsid="00668a18"/>
    </style:style>
    <style:style style:name="P21" style:family="paragraph" style:parent-style-name="Text_20_body">
      <style:text-properties officeooo:paragraph-rsid="0067a2cd"/>
    </style:style>
    <style:style style:name="P22" style:family="paragraph" style:parent-style-name="Text_20_body">
      <style:text-properties officeooo:paragraph-rsid="006b6438"/>
    </style:style>
    <style:style style:name="P23" style:family="paragraph" style:parent-style-name="Text_20_body">
      <style:text-properties officeooo:paragraph-rsid="006c0616"/>
    </style:style>
    <style:style style:name="P24" style:family="paragraph" style:parent-style-name="Text_20_body">
      <style:text-properties officeooo:paragraph-rsid="006c1924"/>
    </style:style>
    <style:style style:name="P25" style:family="paragraph" style:parent-style-name="Text_20_body">
      <style:text-properties officeooo:paragraph-rsid="006d45c2"/>
    </style:style>
    <style:style style:name="P26" style:family="paragraph" style:parent-style-name="Text_20_body">
      <style:text-properties officeooo:paragraph-rsid="0071938d"/>
    </style:style>
    <style:style style:name="P27" style:family="paragraph" style:parent-style-name="Text_20_body">
      <style:text-properties officeooo:paragraph-rsid="0073401a"/>
    </style:style>
    <style:style style:name="P28" style:family="paragraph" style:parent-style-name="Text_20_body">
      <style:text-properties officeooo:paragraph-rsid="00735c5f"/>
    </style:style>
    <style:style style:name="P29" style:family="paragraph" style:parent-style-name="Text_20_body">
      <style:text-properties officeooo:paragraph-rsid="00782529"/>
    </style:style>
    <style:style style:name="P30" style:family="paragraph" style:parent-style-name="Text_20_body">
      <style:text-properties officeooo:paragraph-rsid="007833ca"/>
    </style:style>
    <style:style style:name="P31" style:family="paragraph" style:parent-style-name="Text_20_body">
      <style:text-properties officeooo:paragraph-rsid="007b4628"/>
    </style:style>
    <style:style style:name="P32" style:family="paragraph" style:parent-style-name="Text_20_body">
      <style:text-properties officeooo:paragraph-rsid="007f2a49"/>
    </style:style>
    <style:style style:name="P33" style:family="paragraph" style:parent-style-name="Text_20_body">
      <style:text-properties officeooo:paragraph-rsid="0080ea79"/>
    </style:style>
    <style:style style:name="P34" style:family="paragraph" style:parent-style-name="Text_20_body">
      <style:text-properties officeooo:paragraph-rsid="0083f325"/>
    </style:style>
    <style:style style:name="P35" style:family="paragraph" style:parent-style-name="Text_20_body">
      <style:text-properties officeooo:paragraph-rsid="0085e93f"/>
    </style:style>
    <style:style style:name="P36" style:family="paragraph" style:parent-style-name="Text_20_body">
      <style:text-properties officeooo:paragraph-rsid="008d1762"/>
    </style:style>
    <style:style style:name="P37" style:family="paragraph" style:parent-style-name="Text_20_body">
      <style:text-properties officeooo:paragraph-rsid="008d9148"/>
    </style:style>
    <style:style style:name="P38" style:family="paragraph" style:parent-style-name="Text_20_body">
      <style:text-properties officeooo:paragraph-rsid="00925674"/>
    </style:style>
    <style:style style:name="P39" style:family="paragraph" style:parent-style-name="Text_20_body">
      <style:text-properties officeooo:paragraph-rsid="00951d16"/>
    </style:style>
    <style:style style:name="P40" style:family="paragraph" style:parent-style-name="Text_20_body">
      <style:text-properties officeooo:paragraph-rsid="0095fa6b"/>
    </style:style>
    <style:style style:name="P41" style:family="paragraph" style:parent-style-name="Text_20_body">
      <style:text-properties officeooo:paragraph-rsid="009bd3d7"/>
    </style:style>
    <style:style style:name="P42" style:family="paragraph" style:parent-style-name="Text_20_body">
      <style:text-properties officeooo:paragraph-rsid="009dc0ad"/>
    </style:style>
    <style:style style:name="P43" style:family="paragraph" style:parent-style-name="Text_20_body">
      <style:text-properties fo:font-style="italic" officeooo:paragraph-rsid="00a5a1a2" style:font-style-asian="italic" style:font-style-complex="italic"/>
    </style:style>
    <style:style style:name="P44" style:family="paragraph" style:parent-style-name="Text_20_body">
      <style:text-properties fo:font-style="italic" officeooo:paragraph-rsid="00a6efe3" style:font-style-asian="italic" style:font-style-complex="italic"/>
    </style:style>
    <style:style style:name="P45" style:family="paragraph" style:parent-style-name="Text_20_body">
      <style:text-properties fo:font-style="italic" officeooo:paragraph-rsid="00b77d62" style:font-style-asian="italic" style:font-style-complex="italic"/>
    </style:style>
    <style:style style:name="P46" style:family="paragraph" style:parent-style-name="Text_20_body">
      <style:text-properties fo:font-style="italic" officeooo:paragraph-rsid="00c4fb35" style:font-style-asian="italic" style:font-style-complex="italic"/>
    </style:style>
    <style:style style:name="P47" style:family="paragraph" style:parent-style-name="Text_20_body">
      <style:text-properties fo:font-style="italic" officeooo:paragraph-rsid="00c6d6e0" style:font-style-asian="italic" style:font-style-complex="italic"/>
    </style:style>
    <style:style style:name="P48" style:family="paragraph" style:parent-style-name="Text_20_body">
      <style:text-properties officeooo:paragraph-rsid="00a86c96"/>
    </style:style>
    <style:style style:name="P49" style:family="paragraph" style:parent-style-name="Text_20_body">
      <style:text-properties officeooo:paragraph-rsid="00aad9ea"/>
    </style:style>
    <style:style style:name="P50" style:family="paragraph" style:parent-style-name="Text_20_body">
      <style:text-properties officeooo:paragraph-rsid="00b10040"/>
    </style:style>
    <style:style style:name="P51" style:family="paragraph" style:parent-style-name="Text_20_body">
      <style:text-properties officeooo:paragraph-rsid="00b3361a"/>
    </style:style>
    <style:style style:name="P52" style:family="paragraph" style:parent-style-name="Text_20_body">
      <style:text-properties officeooo:paragraph-rsid="00c0ad18"/>
    </style:style>
    <style:style style:name="P53" style:family="paragraph" style:parent-style-name="Text_20_body">
      <style:text-properties officeooo:paragraph-rsid="00c1558e"/>
    </style:style>
    <style:style style:name="P54" style:family="paragraph" style:parent-style-name="Text_20_body">
      <style:text-properties officeooo:paragraph-rsid="00c4cdee"/>
    </style:style>
    <style:style style:name="P55" style:family="paragraph" style:parent-style-name="Text_20_body">
      <style:paragraph-properties fo:break-before="page"/>
      <style:text-properties fo:font-style="italic" officeooo:paragraph-rsid="00b77d62" style:font-style-asian="italic" style:font-style-complex="italic"/>
    </style:style>
    <style:style style:name="P56" style:family="paragraph" style:parent-style-name="Heading_20_3">
      <style:text-properties officeooo:paragraph-rsid="002f1d8d"/>
    </style:style>
    <style:style style:name="P57" style:family="paragraph" style:parent-style-name="Heading_20_3">
      <style:text-properties officeooo:paragraph-rsid="00b3361a"/>
    </style:style>
    <style:style style:name="P58" style:family="paragraph" style:parent-style-name="Standard" style:list-style-name="L1">
      <style:text-properties officeooo:paragraph-rsid="001de303"/>
    </style:style>
    <style:style style:name="P59" style:family="paragraph" style:parent-style-name="Standard">
      <style:text-properties officeooo:paragraph-rsid="001d887e"/>
    </style:style>
    <style:style style:name="P60" style:family="paragraph" style:parent-style-name="Standard">
      <style:text-properties officeooo:paragraph-rsid="00202105"/>
    </style:style>
    <style:style style:name="P61" style:family="paragraph" style:parent-style-name="Standard">
      <style:text-properties officeooo:paragraph-rsid="002243f0"/>
    </style:style>
    <style:style style:name="P62" style:family="paragraph" style:parent-style-name="Standard">
      <style:text-properties officeooo:paragraph-rsid="00225e72"/>
    </style:style>
    <style:style style:name="P63" style:family="paragraph" style:parent-style-name="Standard">
      <style:text-properties officeooo:paragraph-rsid="00231c2d"/>
    </style:style>
    <style:style style:name="P64" style:family="paragraph" style:parent-style-name="Standard">
      <style:text-properties officeooo:paragraph-rsid="00269f45"/>
    </style:style>
    <style:style style:name="P65" style:family="paragraph" style:parent-style-name="Standard">
      <style:text-properties officeooo:paragraph-rsid="00270aaf"/>
    </style:style>
    <style:style style:name="P66" style:family="paragraph" style:parent-style-name="Standard">
      <style:text-properties officeooo:paragraph-rsid="0028f125"/>
    </style:style>
    <style:style style:name="P67" style:family="paragraph" style:parent-style-name="Standard">
      <style:text-properties officeooo:paragraph-rsid="00293804"/>
    </style:style>
    <style:style style:name="P68" style:family="paragraph" style:parent-style-name="Standard">
      <style:text-properties officeooo:paragraph-rsid="003e5850"/>
    </style:style>
    <style:style style:name="P69" style:family="paragraph" style:parent-style-name="Standard">
      <style:text-properties officeooo:paragraph-rsid="00551731"/>
    </style:style>
    <style:style style:name="P70" style:family="paragraph" style:parent-style-name="Standard">
      <style:text-properties officeooo:paragraph-rsid="005933d2"/>
    </style:style>
    <style:style style:name="P71" style:family="paragraph" style:parent-style-name="Standard">
      <style:text-properties officeooo:paragraph-rsid="005cf946"/>
    </style:style>
    <style:style style:name="P72" style:family="paragraph" style:parent-style-name="Standard">
      <style:text-properties officeooo:paragraph-rsid="00600494"/>
    </style:style>
    <style:style style:name="P73"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T86" style:family="text">
      <style:text-properties officeooo:rsid="00765960"/>
    </style:style>
    <style:style style:name="T87" style:family="text">
      <style:text-properties officeooo:rsid="00782529"/>
    </style:style>
    <style:style style:name="T88" style:family="text">
      <style:text-properties officeooo:rsid="007833ca"/>
    </style:style>
    <style:style style:name="T89" style:family="text">
      <style:text-properties officeooo:rsid="0078e8e6"/>
    </style:style>
    <style:style style:name="T90" style:family="text">
      <style:text-properties officeooo:rsid="007ab795"/>
    </style:style>
    <style:style style:name="T91" style:family="text">
      <style:text-properties officeooo:rsid="007b4628"/>
    </style:style>
    <style:style style:name="T92" style:family="text">
      <style:text-properties officeooo:rsid="007b7f42"/>
    </style:style>
    <style:style style:name="T93" style:family="text">
      <style:text-properties officeooo:rsid="007d3870"/>
    </style:style>
    <style:style style:name="T94" style:family="text">
      <style:text-properties officeooo:rsid="007f2a49"/>
    </style:style>
    <style:style style:name="T95" style:family="text">
      <style:text-properties officeooo:rsid="0080ea79"/>
    </style:style>
    <style:style style:name="T96" style:family="text">
      <style:text-properties officeooo:rsid="00817832"/>
    </style:style>
    <style:style style:name="T97" style:family="text">
      <style:text-properties officeooo:rsid="00821a11"/>
    </style:style>
    <style:style style:name="T98" style:family="text">
      <style:text-properties officeooo:rsid="008251c3"/>
    </style:style>
    <style:style style:name="T99" style:family="text">
      <style:text-properties officeooo:rsid="0083721a"/>
    </style:style>
    <style:style style:name="T100" style:family="text">
      <style:text-properties officeooo:rsid="0083f325"/>
    </style:style>
    <style:style style:name="T101" style:family="text">
      <style:text-properties officeooo:rsid="0085e93f"/>
    </style:style>
    <style:style style:name="T102" style:family="text">
      <style:text-properties officeooo:rsid="00878ce2"/>
    </style:style>
    <style:style style:name="T103" style:family="text">
      <style:text-properties officeooo:rsid="00897aca"/>
    </style:style>
    <style:style style:name="T104" style:family="text">
      <style:text-properties officeooo:rsid="008a2af9"/>
    </style:style>
    <style:style style:name="T105" style:family="text">
      <style:text-properties officeooo:rsid="008b2169"/>
    </style:style>
    <style:style style:name="T106" style:family="text">
      <style:text-properties officeooo:rsid="008c129c"/>
    </style:style>
    <style:style style:name="T107" style:family="text">
      <style:text-properties officeooo:rsid="008d1762"/>
    </style:style>
    <style:style style:name="T108" style:family="text">
      <style:text-properties officeooo:rsid="008d9148"/>
    </style:style>
    <style:style style:name="T109" style:family="text">
      <style:text-properties officeooo:rsid="0090cf39"/>
    </style:style>
    <style:style style:name="T110" style:family="text">
      <style:text-properties officeooo:rsid="00915e60"/>
    </style:style>
    <style:style style:name="T111" style:family="text">
      <style:text-properties officeooo:rsid="00916c77"/>
    </style:style>
    <style:style style:name="T112" style:family="text">
      <style:text-properties officeooo:rsid="00925674"/>
    </style:style>
    <style:style style:name="T113" style:family="text">
      <style:text-properties officeooo:rsid="00938153"/>
    </style:style>
    <style:style style:name="T114" style:family="text">
      <style:text-properties officeooo:rsid="00951d16"/>
    </style:style>
    <style:style style:name="T115" style:family="text">
      <style:text-properties officeooo:rsid="0095fa6b"/>
    </style:style>
    <style:style style:name="T116" style:family="text">
      <style:text-properties officeooo:rsid="0097e104"/>
    </style:style>
    <style:style style:name="T117" style:family="text">
      <style:text-properties officeooo:rsid="0099da44"/>
    </style:style>
    <style:style style:name="T118" style:family="text">
      <style:text-properties officeooo:rsid="009af580"/>
    </style:style>
    <style:style style:name="T119" style:family="text">
      <style:text-properties officeooo:rsid="009bd3d7"/>
    </style:style>
    <style:style style:name="T120" style:family="text">
      <style:text-properties officeooo:rsid="009dc0ad"/>
    </style:style>
    <style:style style:name="T121" style:family="text">
      <style:text-properties officeooo:rsid="009f3634"/>
    </style:style>
    <style:style style:name="T122" style:family="text">
      <style:text-properties officeooo:rsid="00a02a3a"/>
    </style:style>
    <style:style style:name="T123" style:family="text">
      <style:text-properties officeooo:rsid="00a1e8da"/>
    </style:style>
    <style:style style:name="T124" style:family="text">
      <style:text-properties officeooo:rsid="00a31b5b"/>
    </style:style>
    <style:style style:name="T125" style:family="text">
      <style:text-properties officeooo:rsid="00a4461d"/>
    </style:style>
    <style:style style:name="T126" style:family="text">
      <style:text-properties officeooo:rsid="00a5a1a2"/>
    </style:style>
    <style:style style:name="T127" style:family="text">
      <style:text-properties officeooo:rsid="00a6efe3"/>
    </style:style>
    <style:style style:name="T128" style:family="text">
      <style:text-properties officeooo:rsid="00a86c96"/>
    </style:style>
    <style:style style:name="T129" style:family="text">
      <style:text-properties officeooo:rsid="00aad9ea"/>
    </style:style>
    <style:style style:name="T130" style:family="text">
      <style:text-properties officeooo:rsid="00ac8576"/>
    </style:style>
    <style:style style:name="T131" style:family="text">
      <style:text-properties fo:font-weight="bold" officeooo:rsid="00aad9ea" style:font-weight-asian="bold" style:font-weight-complex="bold"/>
    </style:style>
    <style:style style:name="T132" style:family="text">
      <style:text-properties officeooo:rsid="00af22f6"/>
    </style:style>
    <style:style style:name="T133" style:family="text">
      <style:text-properties officeooo:rsid="00af49df"/>
    </style:style>
    <style:style style:name="T134" style:family="text">
      <style:text-properties officeooo:rsid="00b10040"/>
    </style:style>
    <style:style style:name="T135" style:family="text">
      <style:text-properties officeooo:rsid="00b69b61"/>
    </style:style>
    <style:style style:name="T136" style:family="text">
      <style:text-properties officeooo:rsid="00b77d62"/>
    </style:style>
    <style:style style:name="T137" style:family="text">
      <style:text-properties officeooo:rsid="00b826c6"/>
    </style:style>
    <style:style style:name="T138" style:family="text">
      <style:text-properties officeooo:rsid="00ba615b"/>
    </style:style>
    <style:style style:name="T139" style:family="text">
      <style:text-properties officeooo:rsid="00bc9838"/>
    </style:style>
    <style:style style:name="T140" style:family="text">
      <style:text-properties officeooo:rsid="00be1242"/>
    </style:style>
    <style:style style:name="T141" style:family="text">
      <style:text-properties officeooo:rsid="00be35cc"/>
    </style:style>
    <style:style style:name="T142" style:family="text">
      <style:text-properties officeooo:rsid="00bf5b4a"/>
    </style:style>
    <style:style style:name="T143" style:family="text">
      <style:text-properties officeooo:rsid="00c0ad18"/>
    </style:style>
    <style:style style:name="T144" style:family="text">
      <style:text-properties officeooo:rsid="00c1558e"/>
    </style:style>
    <style:style style:name="T145" style:family="text">
      <style:text-properties officeooo:rsid="00c4fb35"/>
    </style:style>
    <style:style style:name="T146" style:family="text">
      <style:text-properties officeooo:rsid="00c6d6e0"/>
    </style:style>
    <style:style style:name="T147" style:family="text">
      <style:text-properties officeooo:rsid="00c77572"/>
    </style:style>
    <style:style style:name="T148" style:family="text">
      <style:text-properties officeooo:rsid="00c95663"/>
    </style:style>
    <style:style style:name="T149" style:family="text">
      <style:text-properties fo:font-style="italic" officeooo:rsid="00c97782" style:font-style-asian="italic" style:font-style-complex="italic"/>
    </style:style>
    <style:style style:name="T150" style:family="text">
      <style:text-properties fo:font-style="italic" officeooo:rsid="00cb35f5" style:font-style-asian="italic" style:font-style-complex="italic"/>
    </style:style>
    <style:style style:name="T151" style:family="text">
      <style:text-properties officeooo:rsid="00cc2aab"/>
    </style:style>
    <style:style style:name="T152" style:family="text">
      <style:text-properties officeooo:rsid="00ce1657"/>
    </style:style>
    <style:style style:name="T153" style:family="text">
      <style:text-properties officeooo:rsid="00cf167c"/>
    </style:style>
    <style:style style:name="T154" style:family="text">
      <style:text-properties officeooo:rsid="00cf97c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345_388439170"/><text:span text:style-name="T139">A functional approach to bdd-style assertions for web </text:span><text:span text:style-name="T140">based</text:span><text:span text:style-name="T139"> </text:span><text:span text:style-name="T140">programming </text:span><text:span text:style-name="T141">in Javascript</text:span><text:bookmark-end text:name="__RefHeading__345_388439170"/></text:h>
      <text:p text:style-name="P53"><text:span text:style-name="T143">MSc Final Project</text:span></text:p>
      <text:p text:style-name="P54"><text:span text:style-name="T142">Jim Higson</text:span></text:p>
      <text:p text:style-name="P53"><text:span text:style-name="T144">??? term 2013</text:span></text:p>
      <text:p text:style-name="P52"><text:span text:style-name="T142"/></text:p>
      <text:p text:style-name="P50"><text:span text:style-name="T134"><text:word-count>2456</text:word-count></text:span><text:span text:style-name="T134"> </text:span><text:span text:style-name="T138">Words </text:span><text:span text:style-name="T149">target is </text:span><text:span text:style-name="T150">15,000 to 20,000. 45-60 pages.</text:span></text:p>
      <text:h text:style-name="P5" text:outline-level="1"><text:bookmark-start text:name="__RefHeading__347_388439170"/><text:span text:style-name="T134">Abstract</text:span><text:bookmark-end text:name="__RefHeading__347_388439170"/></text:h>
      <text:p text:style-name="P45"><text:span text:style-name="T136">100-200 words, </text:span><text:span text:style-name="T137">~2 longish paragraphs</text:span></text:p>
      <text:p text:style-name="P46"><text:span text:style-name="T145">Area of study</text:span></text:p>
      <text:p text:style-name="P46"><text:span text:style-name="T145">Contribution to the knowledge in this area</text:span></text:p>
      <text:p text:style-name="P46"><text:span text:style-name="T145">Contents of dissertation</text:span></text:p>
      <text:p text:style-name="P46"><text:span text:style-name="T145">Other points of interest</text:span></text:p>
      <text:p text:style-name="P47"><text:span text:style-name="T146">Write in passive sense (just for the abstract. Rest should be </text:span><text:span text:style-name="T147">first person plural 'we...</text:span><text:span text:style-name="T148">'</text:span><text:span text:style-name="T147">)</text:span></text:p>
      <text:p text:style-name="P55"><text:span text:style-name="T13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345_388439170" text:style-name="Index_20_Link" text:visited-style-name="Index_20_Link">Title<text:tab/>1</text:a></text:p>
          <text:p text:style-name="P9"><text:a xlink:type="simple" xlink:href="#__RefHeading__347_388439170" text:style-name="Index_20_Link" text:visited-style-name="Index_20_Link">Abstract<text:tab/>2</text:a></text:p>
          <text:p text:style-name="P9"><text:a xlink:type="simple" xlink:href="#__RefHeading__351_388439170" text:style-name="Index_20_Link" text:visited-style-name="Index_20_Link">Introduction<text:tab/>2</text:a></text:p>
          <text:p text:style-name="P9"><text:a xlink:type="simple" xlink:href="#__RefHeading__353_388439170" text:style-name="Index_20_Link" text:visited-style-name="Index_20_Link">Background<text:tab/>2</text:a></text:p>
          <text:p text:style-name="P3"><text:a xlink:type="simple" xlink:href="#__RefHeading__429_388439170" text:style-name="Index_20_Link" text:visited-style-name="Index_20_Link">Prior art<text:tab/>3</text:a></text:p>
          <text:p text:style-name="P8"><text:a xlink:type="simple" xlink:href="#__RefHeading__367_388439170" text:style-name="Index_20_Link" text:visited-style-name="Index_20_Link">Functional.js<text:tab/>3</text:a></text:p>
          <text:p text:style-name="P8"><text:a xlink:type="simple" xlink:href="#__RefHeading__369_388439170" text:style-name="Index_20_Link" text:visited-style-name="Index_20_Link">Along.es<text:tab/>3</text:a></text:p>
          <text:p text:style-name="P8"><text:a xlink:type="simple" xlink:href="#__RefHeading__371_388439170" text:style-name="Index_20_Link" text:visited-style-name="Index_20_Link">Bilby.js<text:tab/>3</text:a></text:p>
          <text:p text:style-name="P8"><text:a xlink:type="simple" xlink:href="#__RefHeading__373_388439170" text:style-name="Index_20_Link" text:visited-style-name="Index_20_Link">Sinon.js<text:tab/>3</text:a></text:p>
          <text:p text:style-name="P8"><text:a xlink:type="simple" xlink:href="#__RefHeading__375_388439170" text:style-name="Index_20_Link" text:visited-style-name="Index_20_Link">Oboe.js<text:tab/>3</text:a></text:p>
          <text:p text:style-name="P8"><text:a xlink:type="simple" xlink:href="#__RefHeading__377_388439170" text:style-name="Index_20_Link" text:visited-style-name="Index_20_Link">Jasmine<text:tab/>3</text:a></text:p>
          <text:p text:style-name="P8"><text:a xlink:type="simple" xlink:href="#__RefHeading__431_388439170" text:style-name="Index_20_Link" text:visited-style-name="Index_20_Link">JSTestDriver, Karma<text:tab/>3</text:a></text:p>
          <text:p text:style-name="P9"><text:a xlink:type="simple" xlink:href="#__RefHeading__355_388439170" text:style-name="Index_20_Link" text:visited-style-name="Index_20_Link">Application and Reflection<text:tab/>3</text:a></text:p>
          <text:p text:style-name="P9"><text:a xlink:type="simple" xlink:href="#__RefHeading__357_388439170" text:style-name="Index_20_Link" text:visited-style-name="Index_20_Link">Conclusion<text:tab/>3</text:a></text:p>
          <text:p text:style-name="P9"><text:a xlink:type="simple" xlink:href="#__RefHeading__359_388439170" text:style-name="Index_20_Link" text:visited-style-name="Index_20_Link">Bibliography<text:tab/>3</text:a></text:p>
          <text:p text:style-name="P9"><text:a xlink:type="simple" xlink:href="#__RefHeading__361_388439170" text:style-name="Index_20_Link" text:visited-style-name="Index_20_Link">Appendix<text:tab/>3</text:a></text:p>
          <text:p text:style-name="P8"><text:a xlink:type="simple" xlink:href="#__RefHeading__363_388439170" text:style-name="Index_20_Link" text:visited-style-name="Index_20_Link">Motivation<text:tab/>3</text:a></text:p>
          <text:p text:style-name="P3"><text:a xlink:type="simple" xlink:href="#__RefHeading__381_388439170" text:style-name="Index_20_Link" text:visited-style-name="Index_20_Link">Require.js:<text:tab/>4</text:a></text:p>
          <text:p text:style-name="P8"><text:a xlink:type="simple" xlink:href="#__RefHeading__383_388439170" text:style-name="Index_20_Link" text:visited-style-name="Index_20_Link">Circular dependencies<text:tab/>5</text:a></text:p>
          <text:p text:style-name="P8"><text:a xlink:type="simple" xlink:href="#__RefHeading__385_388439170" text:style-name="Index_20_Link" text:visited-style-name="Index_20_Link">Halt<text:tab/>5</text:a></text:p>
          <text:p text:style-name="P8"><text:a xlink:type="simple" xlink:href="#__RefHeading__387_388439170" text:style-name="Index_20_Link" text:visited-style-name="Index_20_Link">Why test driven<text:tab/>5</text:a></text:p>
          <text:p text:style-name="P8"><text:a xlink:type="simple" xlink:href="#__RefHeading__389_388439170" text:style-name="Index_20_Link" text:visited-style-name="Index_20_Link">Liberal currying<text:tab/>6</text:a></text:p>
          <text:p text:style-name="P8"><text:a xlink:type="simple" xlink:href="#__RefHeading__391_388439170" text:style-name="Index_20_Link" text:visited-style-name="Index_20_Link">Implement jsonPath using Naga?<text:tab/>6</text:a></text:p>
          <text:p text:style-name="P3"><text:a xlink:type="simple" xlink:href="#__RefHeading__393_388439170" text:style-name="Index_20_Link" text:visited-style-name="Index_20_Link">N-ary functions<text:tab/>6</text:a></text:p>
          <text:p text:style-name="P8"><text:a xlink:type="simple" xlink:href="#__RefHeading__395_388439170" text:style-name="Index_20_Link" text:visited-style-name="Index_20_Link">Other problems being functional<text:tab/>6</text:a></text:p>
          <text:p text:style-name="P3"><text:a xlink:type="simple" xlink:href="#__RefHeading__397_388439170" text:style-name="Index_20_Link" text:visited-style-name="Index_20_Link">Testing<text:tab/>6</text:a></text:p>
          <text:p text:style-name="P8"><text:a xlink:type="simple" xlink:href="#__RefHeading__399_388439170" text:style-name="Index_20_Link" text:visited-style-name="Index_20_Link">The asserter object pattern<text:tab/>6</text:a></text:p>
          <text:p text:style-name="P8"><text:a xlink:type="simple" xlink:href="#__RefHeading__401_388439170" text:style-name="Index_20_Link" text:visited-style-name="Index_20_Link">Functional Composition and exception catching raising through a call stack<text:tab/>7</text:a></text:p>
          <text:p text:style-name="P8"><text:a xlink:type="simple" xlink:href="#__RefHeading__403_388439170" text:style-name="Index_20_Link" text:visited-style-name="Index_20_Link">Statelessness<text:tab/>7</text:a></text:p>
          <text:p text:style-name="P8"><text:a xlink:type="simple" xlink:href="#__RefHeading__405_388439170" text:style-name="Index_20_Link" text:visited-style-name="Index_20_Link">Authorship<text:tab/>7</text:a></text:p>
          <text:p text:style-name="P8"><text:a xlink:type="simple" xlink:href="#__RefHeading__407_388439170" text:style-name="Index_20_Link" text:visited-style-name="Index_20_Link">The difficulty of testing a network of interdependent small components in isolation<text:tab/>7</text:a></text:p>
          <text:p text:style-name="P8"><text:a xlink:type="simple" xlink:href="#__RefHeading__409_388439170" text:style-name="Index_20_Link" text:visited-style-name="Index_20_Link">Difficulty of meta-testing a testing framework<text:tab/>8</text:a></text:p>
          <text:p text:style-name="P8"><text:a xlink:type="simple" xlink:href="#__RefHeading__411_388439170" text:style-name="Index_20_Link" text:visited-style-name="Index_20_Link">Guards<text:tab/>8</text:a></text:p>
          <text:p text:style-name="P8"><text:a xlink:type="simple" xlink:href="#__RefHeading__413_388439170" text:style-name="Index_20_Link" text:visited-style-name="Index_20_Link">Musings<text:tab/>8</text:a></text:p>
          <text:p text:style-name="P8"><text:a xlink:type="simple" xlink:href="#__RefHeading__415_388439170" text:style-name="Index_20_Link" text:visited-style-name="Index_20_Link">Chain vs unintenifyable calls or B-method<text:tab/>9</text:a></text:p>
        </text:index-body>
      </text:table-of-content>
      <text:p text:style-name="Text_20_body"><text:span text:style-name="T134"/></text:p>
      <text:h text:style-name="Heading_20_1" text:outline-level="1"><text:bookmark-start text:name="__RefHeading__351_388439170"/><text:span text:style-name="T124">Introduction </text:span><text:span text:style-name="T151">2-5 pages</text:span><text:bookmark-end text:name="__RefHeading__351_388439170"/></text:h>
      <text:h text:style-name="Heading_20_1" text:outline-level="1"><text:bookmark-start text:name="__RefHeading__353_388439170"/><text:span text:style-name="T124">Background </text:span><text:span text:style-name="T152">2 to 10 pages</text:span><text:bookmark-end text:name="__RefHeading__353_388439170"/></text:h>
      <text:p text:style-name="P48"><text:span text:style-name="T128">Mention client-side javascript. Tests should be aplicable to more than just the front-end. </text:span><text:span text:style-name="T129">How coding on server-side is different.</text:span></text:p>
      <text:p text:style-name="P49"><text:span text:style-name="T129">Show </text:span><text:span text:style-name="T131">diagram</text:span><text:span text:style-name="T129">: seperated front-end into client side only vs distributed front-end. Follows </text:span><text:span text:style-name="T130">a SOA interpretation of an </text:span><text:span text:style-name="T129">MVC pattern.</text:span></text:p>
      <text:h text:style-name="P7" text:outline-level="2"><text:bookmark-start text:name="__RefHeading__429_388439170"/><text:soft-page-break/><text:span text:style-name="T84">Prior art</text:span><text:bookmark-end text:name="__RefHeading__429_388439170"/></text:h>
      <text:p text:style-name="P51"><text:span text:style-name="T84">String-based functional programming.</text:span></text:p>
      <text:p text:style-name="P51"><text:span text:style-name="T85">A function should DO SOMETHING (comment on 'B</text:span><text:span text:style-name="T86">-method</text:span><text:span text:style-name="T85">')</text:span></text:p>
      <text:p text:style-name="P51"><text:span text:style-name="T85">A well designed library should finesse itself inside the language. It should extend it without feeling like it is fighting against its host.</text:span></text:p>
      <text:p text:style-name="P51"><text:span text:style-name="T120">Need to research</text:span></text:p>
      <text:h text:style-name="P57" text:outline-level="3"><text:bookmark-start text:name="__RefHeading__367_388439170"/><text:span text:style-name="T120">Functional.js</text:span><text:bookmark-end text:name="__RefHeading__367_388439170"/></text:h>
      <text:h text:style-name="Heading_20_3" text:outline-level="3"><text:span text:style-name="T135">QuickCheck</text:span></text:h>
      <text:h text:style-name="P57" text:outline-level="3"><text:bookmark-start text:name="__RefHeading__369_388439170"/><text:span text:style-name="T120">Along.es</text:span><text:bookmark-end text:name="__RefHeading__369_388439170"/></text:h>
      <text:h text:style-name="P57" text:outline-level="3"><text:bookmark-start text:name="__RefHeading__371_388439170"/><text:span text:style-name="T120">Bilby.js</text:span><text:bookmark-end text:name="__RefHeading__371_388439170"/></text:h>
      <text:h text:style-name="P57" text:outline-level="3"><text:bookmark-start text:name="__RefHeading__373_388439170"/><text:span text:style-name="T121">Sinon.js</text:span><text:bookmark-end text:name="__RefHeading__373_388439170"/></text:h>
      <text:h text:style-name="P57" text:outline-level="3"><text:bookmark-start text:name="__RefHeading__375_388439170"/><text:span text:style-name="T121">Oboe.js</text:span><text:bookmark-end text:name="__RefHeading__375_388439170"/></text:h>
      <text:h text:style-name="P57" text:outline-level="3"><text:bookmark-start text:name="__RefHeading__377_388439170"/><text:span text:style-name="T120">Jasmine</text:span><text:bookmark-end text:name="__RefHeading__377_388439170"/></text:h>
      <text:p text:style-name="P51"><text:span text:style-name="T120"><text:tab/></text:span><text:span text:style-name="T122">How it allows </text:span><text:span text:style-name="T123">descriptions to be inserted into the tests at will is nice</text:span></text:p>
      <text:h text:style-name="P57" text:outline-level="3"><text:bookmark-start text:name="__RefHeading__431_388439170"/><text:span text:style-name="T120">JSTestDriver, </text:span><text:span text:style-name="T122">Karma</text:span><text:bookmark-end text:name="__RefHeading__431_388439170"/></text:h>
      <text:p text:style-name="P49"><text:span text:style-name="T129"/></text:p>
      <text:h text:style-name="Heading_20_1" text:outline-level="1"><text:bookmark-start text:name="__RefHeading__355_388439170"/><text:span text:style-name="T124">Application and Reflection </text:span><text:span text:style-name="T153">40 to 60 pages</text:span><text:bookmark-end text:name="__RefHeading__355_388439170"/></text:h>
      <text:p text:style-name="P43"><text:span text:style-name="T126">Application of ideas from within the Softeng programme. </text:span><text:span text:style-name="T132">Reflect on softeng techniques available to you from programme and elsewhere, choose them in a justified way. </text:span><text:span text:style-name="T133">Show deeper understanding than would be possible by presenting an application of the techniques.</text:span></text:p>
      <text:p text:style-name="P44"><text:span text:style-name="T127">If material not from within the programme, why could it be so?</text:span></text:p>
      <text:h text:style-name="Heading_20_1" text:outline-level="1"><text:bookmark-start text:name="__RefHeading__357_388439170"/><text:span text:style-name="T124">Conclusion </text:span><text:span text:style-name="T154">1 to 5 pages</text:span><text:bookmark-end text:name="__RefHeading__357_388439170"/></text:h>
      <text:h text:style-name="Heading_20_1" text:outline-level="1"><text:bookmark-start text:name="__RefHeading__359_388439170"/><text:span text:style-name="T125">Bibliography</text:span><text:bookmark-end text:name="__RefHeading__359_388439170"/></text:h>
      <text:h text:style-name="Heading_20_1" text:outline-level="1"><text:bookmark-start text:name="__RefHeading__361_388439170"/><text:span text:style-name="T125">Appendix</text:span><text:bookmark-end text:name="__RefHeading__361_388439170"/></text:h>
      <text:h text:style-name="Heading_20_3" text:outline-level="3"><text:bookmark-start text:name="__RefHeading__363_388439170"/>Motivation<text:bookmark-end text:name="__RefHeading__363_388439170"/></text:h>
      <text:p text:style-name="P2"/>
      <text:list xml:id="list2310361919112440875" text:style-name="L1">
        <text:list-item>
          <text:p text:style-name="P58">no 'ignore-that-bit' words in specs. Eg, inline functions – that syntax doesn't belong in QA-readable tests. In definitions elesewhere, even these shouldn't be too unusual for <text:soft-page-break/>programmers – eg, don't have to know how curryable works to curry functions into specs.</text:p>
        </text:list-item>
        <text:list-item>
          <text:p text:style-name="P58">As few as possible 'wrapper' objects, where wrapping is needed higher-order functions should fulfill that need or the libs should intellegently wrap by default.</text:p>
        </text:list-item>
        <text:list-item>
          <text:p text:style-name="P58">Stateless. Reduces what needs to be done by test writer. Avoids tests influencing each other, promotes atomicity. 2+2 example</text:p>
        </text:list-item>
        <text:list-item>
          <text:p text:style-name="P58">Show examples of 2+2=4 in all known frameworks</text:p>
          <text:list>
            <text:list-item>
              <text:p text:style-name="P58">Include error messages generated</text:p>
            </text:list-item>
          </text:list>
        </text:list-item>
        <text:list-item>
          <text:p text:style-name="P58">On failure, good error messages are very important (why?) but generally are poorly handled “expected 1 but got 2”, need to be able to create from all the parts.</text:p>
        </text:list-item>
        <text:list-item>
          <text:p text:style-name="P58">IDE integration – ride on the coattails of existing runners by working under them.</text:p>
        </text:list-item>
        <text:list-item>
          <text:p text:style-name="P58">Curryable and chainable.</text:p>
        </text:list-item>
        <text:list-item>
          <text:p text:style-name="P58">Introduction of functional principles allows much neater testing – eg curryable add in test</text:p>
        </text:list-item>
        <text:list-item>
          <text:p text:style-name="P58">Functional.js – why deficient, creates new language without any of the protection inside of Strings. Confusing, two langauges.</text:p>
        </text:list-item>
      </text:list>
      <text:h text:style-name="Heading_20_2" text:outline-level="2"><text:span text:style-name="T122"/></text:h>
      <text:p text:style-name="P42"><text:span text:style-name="T120"/></text:p>
      <text:h text:style-name="Heading_20_3" text:outline-level="3"><text:span text:style-name="T120"/></text:h>
      <text:h text:style-name="Heading_20_2" text:outline-level="2"><text:bookmark-start text:name="__RefHeading__381_388439170"/>Require.js:<text:bookmark-end text:name="__RefHeading__381_388439170"/></text:h>
      <text:p text:style-name="P69"><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69"><text:span text:style-name="T54"/></text:p>
      <text:p text:style-name="P70"><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69"><text:span text:style-name="T50"/></text:p>
      <text:p text:style-name="Standard">Asynchronous loading via higher-order functions. Essentially, monadic form to dynamically load code dependencies.</text:p>
      <text:p text:style-name="Standard"/>
      <text:p text:style-name="P71"><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62"><text:span text:style-name="T7">Require optimise to package</text:span></text:p>
      <text:p text:style-name="P1"/>
      <text:p text:style-name="P61"><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61"><text:span text:style-name="T7"/></text:p>
      <text:p text:style-name="P63"><text:span text:style-name="T8">Bringing into a closure provides local shortcutting of global names. Less clumbsy to use single-</text:span><text:soft-page-break/><text:span text:style-name="T8">token names than </text:span><text:span text:style-name="T9">namespaced ones.</text:span></text:p>
      <text:p text:style-name="P63"><text:span text:style-name="T9"/></text:p>
      <text:h text:style-name="Heading_20_3" text:outline-level="3"><text:bookmark-start text:name="__RefHeading__383_388439170"/><text:span text:style-name="T93">Circular dependencies</text:span><text:bookmark-end text:name="__RefHeading__383_388439170"/></text:h>
      <text:p text:style-name="P32"><text:span text:style-name="T94">How to solve them</text:span></text:p>
      <text:p text:style-name="P33"><text:span text:style-name="T95">Why it isn't a problem in the normal language (between functions). But this can't be reproduced </text:span><text:span text:style-name="T97">within the language itself</text:span><text:span text:style-name="T96">.</text:span></text:p>
      <text:p text:style-name="P32"><text:span text:style-name="T94">Not so good: programmer has to know larger context, not just the context of their smaller components's context</text:span></text:p>
      <text:p text:style-name="P32"><text:span text:style-name="T94"><text:tab/></text:span><text:span text:style-name="T98">The problem is easier to solve for objects (that will be added to later) than it is for bare functions.</text:span></text:p>
      <text:p text:style-name="P32"><text:span text:style-name="T98"><text:tab/><text:tab/>But requires mutability.</text:span></text:p>
      <text:p text:style-name="P32"><text:span text:style-name="T99"><text:tab/>Can ask for dependencies as needed from one side by depending on 'require'.</text:span></text:p>
      <text:p text:style-name="P32"><text:span text:style-name="T99"/></text:p>
      <text:p text:style-name="P35"><text:span text:style-name="T100">Example: </text:span></text:p>
      <text:p text:style-name="P35"><text:span text:style-name="T100"><text:tab/>curry needs template to report errors</text:span></text:p>
      <text:h text:style-name="Heading_20_3" text:outline-level="3"><text:bookmark-start text:name="__RefHeading__385_388439170"/><text:span text:style-name="T109">Halt</text:span><text:bookmark-end text:name="__RefHeading__385_388439170"/></text:h>
      <text:p text:style-name="P34"><text:span text:style-name="T100"><text:tab/></text:span><text:span text:style-name="T101">template needs curry to provide pre-curried templates to help clients</text:span></text:p>
      <text:p text:style-name="P34"><text:span text:style-name="T101"><text:tab/><text:tab/></text:span><text:span text:style-name="T102">since curry only needs template when things go wrong, ok for that to be sub-optimal</text:span></text:p>
      <text:p text:style-name="P36"><text:span text:style-name="T102"><text:tab/><text:tab/><text:tab/></text:span><text:span text:style-name="T103">can </text:span><text:span text:style-name="T105">have a problem </text:span><text:span text:style-name="T106">module that </text:span><text:span text:style-name="T104">get</text:span><text:span text:style-name="T106">s</text:span><text:span text:style-name="T104"> reference </text:span><text:span text:style-name="T107">to template or throwError </text:span></text:p>
      <text:p text:style-name="P37"><text:span text:style-name="T107"><text:tab/><text:tab/><text:tab/></text:span><text:span text:style-name="T103">at run time </text:span><text:span text:style-name="T104">everytime </text:span><text:span text:style-name="T107">instead of capturing in a closure</text:span></text:p>
      <text:p text:style-name="P37"><text:span text:style-name="T107"><text:tab/><text:tab/><text:tab/></text:span><text:span text:style-name="T108">don't mind error reporting being slow</text:span></text:p>
      <text:p text:style-name="P63"><text:span text:style-name="T9"/></text:p>
      <text:h text:style-name="P56" text:outline-level="3"><text:bookmark-start text:name="__RefHeading__387_388439170"/><text:span text:style-name="T18">Why test driven</text:span><text:bookmark-end text:name="__RefHeading__387_388439170"/></text:h>
      <text:p text:style-name="P12"><text:span text:style-name="T18">Working on small, abstract components such as fold, in developing it is natural to interactively test via a console.</text:span></text:p>
      <text:p text:style-name="P12"><text:span text:style-name="T18">TDD preserves this cunning to be run over and over with little effort.</text:span></text:p>
      <text:p text:style-name="P12"><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14"><text:span text:style-name="T24">JsonPath is an exaple of sophisticated behaviours coming out of the complex arrangement of many simple functions. For Naga/Bell, only providing the simpler functions.</text:span></text:p>
      <text:p text:style-name="P13"><text:span text:style-name="T22">Functional's suitability to refactoring: very 'perfect' final designs are often evolved towards bit by bit. </text:span><text:span text:style-name="T23">Code gets more functional as it is rethought. Well suited to TDD.</text:span></text:p>
      <text:p text:style-name="P15"><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p text:style-name="P15"><text:span text:style-name="T26"/></text:p>
      <text:h text:style-name="Heading_20_3" text:outline-level="3"><text:bookmark-start text:name="__RefHeading__389_388439170"/><text:soft-page-break/><text:span text:style-name="T90">Liberal currying</text:span><text:bookmark-end text:name="__RefHeading__389_388439170"/></text:h>
      <text:p text:style-name="P31"><text:span text:style-name="T91">My curry can take multiple arguments at once, or singularly.</text:span></text:p>
      <text:p text:style-name="P31"><text:span text:style-name="T91">So, not harmful to curry everything. If caller wasn't expecting it, can call in traditional js style</text:span></text:p>
      <text:p text:style-name="P31"><text:span text:style-name="T91">Good example to use: template. </text:span><text:span text:style-name="T92">Especially, providing error messages for symbols in prefix2 – trap new symbol in with partial completion.</text:span></text:p>
      <text:p text:style-name="P15"><text:span text:style-name="T26"/></text:p>
      <text:p text:style-name="P29"><text:span text:style-name="T87">Ability to build without debug output would be nice. Ie, like jQuery helper.</text:span></text:p>
      <text:p text:style-name="P29"><text:span text:style-name="T87"><text:tab/>Could be done using Require – one 'helper' that gets included that checks correctness, but is <text:tab/>replaced with a noop for dist builds. Not compile time checking, sort-of run-time checking. <text:tab/>'dev-time' checking is a good term?</text:span></text:p>
      <text:p text:style-name="P30"><text:span text:style-name="T88"><text:tab/>Are errors ok in prod but must be caught in dev? Invalid question – catching in dev means devs being aware of them, not that they are handled. </text:span><text:span text:style-name="T89">Allows adding of proper handling.</text:span></text:p>
      <text:h text:style-name="Heading_20_3" text:outline-level="3"><text:bookmark-start text:name="__RefHeading__391_388439170"/><text:span text:style-name="T25">Implement jsonPath using </text:span><text:span text:style-name="T73">Naga</text:span><text:span text:style-name="T25">?</text:span><text:bookmark-end text:name="__RefHeading__391_388439170"/></text:h>
      <text:p text:style-name="P23"><text:span text:style-name="T73">Or just the tests using Bell?</text:span></text:p>
      <text:h text:style-name="P6" text:outline-level="2"><text:bookmark-start text:name="__RefHeading__393_388439170"/><text:span text:style-name="T74">N-ary functions</text:span><text:bookmark-end text:name="__RefHeading__393_388439170"/></text:h>
      <text:p text:style-name="P24"><text:span text:style-name="T74">The problems: </text:span></text:p>
      <text:p text:style-name="P24"><text:span text:style-name="T74"><text:tab/></text:span><text:span text:style-name="T80">dynamic number of parameters</text:span></text:p>
      <text:p text:style-name="P24"><text:span text:style-name="T80"><text:tab/><text:tab/>why argumentsToList is helpful</text:span></text:p>
      <text:p text:style-name="P26"><text:span text:style-name="T80"><text:tab/><text:tab/>The role of .length – only understands parameters declared in one way</text:span></text:p>
      <text:p text:style-name="P24"><text:span text:style-name="T74"><text:tab/>passing parseInt to map</text:span></text:p>
      <text:p text:style-name="P24"><text:span text:style-name="T74"><text:tab/><text:tab/>fix: unary higher order function</text:span></text:p>
      <text:p text:style-name="P24"><text:span text:style-name="T74"><text:tab/>currying is difficult</text:span></text:p>
      <text:p text:style-name="P24"><text:span text:style-name="T74"><text:tab/><text:tab/>fix: specify arity on currying</text:span></text:p>
      <text:h text:style-name="Heading_20_3" text:outline-level="3"><text:bookmark-start text:name="__RefHeading__395_388439170"/><text:span text:style-name="T81">Other problems being functional</text:span><text:bookmark-end text:name="__RefHeading__395_388439170"/></text:h>
      <text:p text:style-name="P27"><text:span text:style-name="T81">Fairly fundamental classes (Regexp for example) are inherently stateful – different from call to call, eg with global patterns and exec.</text:span></text:p>
      <text:p text:style-name="P27"><text:span text:style-name="T81"/></text:p>
      <text:h text:style-name="Heading_20_2" text:outline-level="2"><text:bookmark-start text:name="__RefHeading__397_388439170"/><text:span text:style-name="T33">Testing</text:span><text:bookmark-end text:name="__RefHeading__397_388439170"/></text:h>
      <text:h text:style-name="Heading_20_3" text:outline-level="3"><text:bookmark-start text:name="__RefHeading__399_388439170"/><text:span text:style-name="T72">The asserter object pattern</text:span><text:bookmark-end text:name="__RefHeading__399_388439170"/></text:h>
      <text:p text:style-name="P22"><text:span text:style-name="T72">What is it?</text:span></text:p>
      <text:p text:style-name="P22"><text:span text:style-name="T72">Example</text:span></text:p>
      <text:p text:style-name="P22"><text:span text:style-name="T72">Possibly also a coding method pattern in which the calls to the object are made</text:span></text:p>
      <text:p text:style-name="P22"><text:span text:style-name="T72">Use with a hierarchical service (why services tend to be hierarchical – json, xml, easier to serialise than a graph) – can be a 'cursor' moving around, verifying different parts. Example. </text:span></text:p>
      <text:p text:style-name="P22"><text:span text:style-name="T72">Essentially, to manage state of the thing under test.</text:span></text:p>
      <text:p text:style-name="P22"><text:soft-page-break/><text:span text:style-name="T72">But a stateless representation is possible with either functional composition or monads.</text:span></text:p>
      <text:p text:style-name="P25"><text:span text:style-name="T75">Chain meets the same English-semantics facet.</text:span></text:p>
      <text:h text:style-name="Heading_20_3" text:outline-level="3"><text:bookmark-start text:name="__RefHeading__401_388439170"/><text:span text:style-name="T110">Functional Composition and </text:span><text:span text:style-name="T112">exception</text:span><text:span text:style-name="T110"> catching </text:span><text:span text:style-name="T111">raising through a call stack</text:span><text:bookmark-end text:name="__RefHeading__401_388439170"/></text:h>
      <text:p text:style-name="P38"><text:span text:style-name="T112">Why desirable in a g.w.t – </text:span><text:span text:style-name="T113">each should be able to add something to an error massage</text:span></text:p>
      <text:p text:style-name="P39"><text:span text:style-name="T114">Example: 2+2=5</text:span></text:p>
      <text:p text:style-name="P39"><text:span text:style-name="T114">Why this wouldn't work with a straightforwards compose. </text:span><text:span text:style-name="T115">Exceptions may only be caught </text:span><text:span text:style-name="T117">in</text:span><text:span text:style-name="T115"> the </text:span><text:span text:style-name="T116">code</text:span><text:span text:style-name="T115"> upstack from the error. </text:span><text:span text:style-name="T118">A central controller (such as one place that calls each function in turn in a composed function factory) resists this, bringing all exceptions from the sub-parts to a common place.</text:span></text:p>
      <text:p text:style-name="P41"><text:span text:style-name="T119">Results of excecution the same if calls are in sequence or if they wrap each other.</text:span></text:p>
      <text:p text:style-name="P40"><text:span text:style-name="T115">For a when clause to add to the error from the then describing what it did, it has to be able to catch that error which means it has to have called it. Likewise For the given to catch </text:span></text:p>
      <text:h text:style-name="Heading_20_3" text:outline-level="3"><text:bookmark-start text:name="__RefHeading__403_388439170"/><text:span text:style-name="T47">Statelessness</text:span><text:bookmark-end text:name="__RefHeading__403_388439170"/></text:h>
      <text:p text:style-name="P18"><text:span text:style-name="T47">Tends itself to exhaustive testing. From the test side is possible to know that a passing is more universally applicable than if </text:span></text:p>
      <text:h text:style-name="Heading_20_3" text:outline-level="3"><text:bookmark-start text:name="__RefHeading__405_388439170"/><text:span text:style-name="T47">Authorship</text:span><text:bookmark-end text:name="__RefHeading__405_388439170"/></text:h>
      <text:p text:style-name="P16"><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7"><text:span text:style-name="T39">Too close to own code to see how it might be used 'out-of-bounds'.</text:span></text:p>
      <text:p text:style-name="P17"><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7"><text:span text:style-name="T39">In test suite testing itself, failures shouldn't invite </text:span><text:span text:style-name="T40">false passes.</text:span></text:p>
      <text:h text:style-name="Heading_20_3" text:outline-level="3"><text:bookmark-start text:name="__RefHeading__407_388439170"/><text:span text:style-name="T10">The difficulty of testing a network of interdependent small components in isolation</text:span><text:bookmark-end text:name="__RefHeading__407_388439170"/></text:h>
      <text:p text:style-name="P64"><text:span text:style-name="T10">Under ideal tdd, would a single failure break only that test, not that of its dependents? </text:span><text:span text:style-name="T16">Testing as small a unit of functionality as possible. But difficult with very small components.</text:span></text:p>
      <text:p text:style-name="P64"><text:span text:style-name="T10"/></text:p>
      <text:p text:style-name="P65"><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65"><text:span text:style-name="T14"/></text:p>
      <text:p text:style-name="P68"><text:span text:style-name="T29">In OO world, are testing encapsulated, seperate entities with clear boundaries – it is trivial to say </text:span><text:soft-page-break/><text:span text:style-name="T29">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65"><text:span text:style-name="T11"/></text:p>
      <text:p text:style-name="P66"><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66"><text:span text:style-name="T13"/></text:p>
      <text:p text:style-name="P67"><text:span text:style-name="T13">Abstraction of very small concepts prevents repatation but does not lend itself to independent testing, eg, it is hard to test a module using fold without using an actual fold implementation.</text:span></text:p>
      <text:p text:style-name="P67"><text:span text:style-name="T13"/></text:p>
      <text:h text:style-name="Heading_20_3" text:outline-level="3"><text:bookmark-start text:name="__RefHeading__409_388439170"/><text:span text:style-name="T17">Difficulty of meta-testing a testing framework</text:span><text:bookmark-end text:name="__RefHeading__409_388439170"/></text:h>
      <text:p text:style-name="P11"><text:span text:style-name="T17">Without a seperate testing framework. Liken to language compiling its own compiler.</text:span></text:p>
      <text:h text:style-name="Heading_20_3" text:outline-level="3"><text:bookmark-start text:name="__RefHeading__411_388439170"/><text:span text:style-name="T1">Guards</text:span><text:bookmark-end text:name="__RefHeading__411_388439170"/></text:h>
      <text:p text:style-name="P10"><text:span text:style-name="T1">Not functionally different from ifs on entry to a function. Not easily reproducable inside languages wihtout them. Compose.js is a good example of this.</text:span></text:p>
      <text:p text:style-name="P28"><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bookmark-start text:name="__RefHeading__413_388439170"/><text:span text:style-name="T2">Musings</text:span><text:bookmark-end text:name="__RefHeading__413_388439170"/></text:h>
      <text:p text:style-name="P60"><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72"><text:span text:style-name="T63">For var, read 'let'. Let is allowed in some js variants (which?) but isn't widely supported enough for general use.</text:span></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text:soft-page-break/></text:p>
      <text:p text:style-name="P73"><text:span text:style-name="T76">Can\t make lanaguge stateless or (universally) lazy evaluate. </text:span><text:span text:style-name="T77">But can make code that would run 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bookmark-start text:name="__RefHeading__415_388439170"/><text:span text:style-name="T64">Chain vs unintenifyable calls or B</text:span><text:span text:style-name="T86">-</text:span><text:span text:style-name="T64">method</text:span><text:bookmark-end text:name="__RefHeading__415_388439170"/></text:h>
      <text:p text:style-name="P20"><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9"><text:span text:style-name="T64">.when( </text:span><text:span text:style-name="T67">settingUp('zangle', 48, 3</text:span><text:span text:style-name="T64"> ) // </text:span><text:span text:style-name="T67">difficult to read. What are those numbers</text:span></text:p>
      <text:p text:style-name="P21"><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text:span><text:span text:style-name="T86">-method</text:span><text:span text:style-name="T69"> –</text:span><text:span text:style-name="T70"> lots of identity 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9T12:58:08</dc:date>
    <meta:editing-duration>P6DT1H9M39S</meta:editing-duration>
    <meta:editing-cycles>183</meta:editing-cycles>
    <meta:document-statistic meta:table-count="0" meta:image-count="0" meta:object-count="0" meta:page-count="10" meta:paragraph-count="185" meta:word-count="2456" meta:character-count="15270" meta:non-whitespace-character-count="12943"/>
  </office:meta>
</office:document-meta>
</file>